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étrica</text:p>
          </table:table-cell>
          <table:table-cell table:style-name="ce2" office:value-type="string" calcext:value-type="string" table:number-columns-spanned="3" table:number-rows-spanned="1">
            <text:p>Caso 3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aso 4</text:p>
          </table:table-cell>
          <table:covered-table-cell table:number-columns-repeated="2"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Tiempo reloj</text:p>
          </table:table-cell>
          <table:table-cell office:value-type="float" office:value="120358" calcext:value-type="float">
            <text:p>120358</text:p>
          </table:table-cell>
          <table:table-cell office:value-type="float" office:value="193179" calcext:value-type="float">
            <text:p>193179</text:p>
          </table:table-cell>
          <table:table-cell office:value-type="float" office:value="320037" calcext:value-type="float">
            <text:p>320037</text:p>
          </table:table-cell>
          <table:table-cell office:value-type="float" office:value="182132" calcext:value-type="float">
            <text:p>182132</text:p>
          </table:table-cell>
          <table:table-cell office:value-type="float" office:value="239429" calcext:value-type="float">
            <text:p>239429</text:p>
          </table:table-cell>
          <table:table-cell office:value-type="float" office:value="331480" calcext:value-type="float">
            <text:p>331480</text:p>
          </table:table-cell>
        </table:table-row>
        <table:table-row table:style-name="ro1">
          <table:table-cell office:value-type="string" calcext:value-type="string">
            <text:p>Tiempo reloj promedio</text:p>
          </table:table-cell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 office:value-type="float" office:value="320" calcext:value-type="float">
            <text:p>320</text:p>
          </table:table-cell>
          <table:table-cell office:value-type="float" office:value="182" calcext:value-type="float">
            <text:p>182</text:p>
          </table:table-cell>
          <table:table-cell office:value-type="float" office:value="239" calcext:value-type="float">
            <text:p>23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Tiempo CPU sistema total</text:p>
          </table:table-cell>
          <table:table-cell office:value-type="float" office:value="102861" calcext:value-type="float">
            <text:p>102861</text:p>
          </table:table-cell>
          <table:table-cell office:value-type="float" office:value="161743" calcext:value-type="float">
            <text:p>161743</text:p>
          </table:table-cell>
          <table:table-cell office:value-type="float" office:value="247137" calcext:value-type="float">
            <text:p>247137</text:p>
          </table:table-cell>
          <table:table-cell office:value-type="float" office:value="66064" calcext:value-type="float">
            <text:p>66064</text:p>
          </table:table-cell>
          <table:table-cell office:value-type="float" office:value="103036" calcext:value-type="float">
            <text:p>103036</text:p>
          </table:table-cell>
          <table:table-cell office:value-type="float" office:value="77281" calcext:value-type="float">
            <text:p>77281</text:p>
          </table:table-cell>
        </table:table-row>
        <table:table-row table:style-name="ro1">
          <table:table-cell office:value-type="string" calcext:value-type="string">
            <text:p>Tiempo CPU usuario total</text:p>
          </table:table-cell>
          <table:table-cell office:value-type="float" office:value="12273" calcext:value-type="float">
            <text:p>12273</text:p>
          </table:table-cell>
          <table:table-cell office:value-type="float" office:value="22234" calcext:value-type="float">
            <text:p>22234</text:p>
          </table:table-cell>
          <table:table-cell office:value-type="float" office:value="35997" calcext:value-type="float">
            <text:p>35997</text:p>
          </table:table-cell>
          <table:table-cell office:value-type="float" office:value="113253" calcext:value-type="float">
            <text:p>113253</text:p>
          </table:table-cell>
          <table:table-cell office:value-type="float" office:value="137658" calcext:value-type="float">
            <text:p>137658</text:p>
          </table:table-cell>
          <table:table-cell office:value-type="float" office:value="257421" calcext:value-type="float">
            <text:p>257421</text:p>
          </table:table-cell>
        </table:table-row>
        <table:table-row table:style-name="ro1">
          <table:table-cell office:value-type="string" calcext:value-type="string">
            <text:p>Tiempo CPU sistema promedio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  <table:table-cell office:value-type="float" office:value="247" calcext:value-type="float">
            <text:p>247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iempo CPU usuario promedio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Cantidad de Soft Page Faults</text:p>
          </table:table-cell>
          <table:table-cell office:value-type="float" office:value="210" calcext:value-type="float">
            <text:p>210</text:p>
          </table:table-cell>
          <table:table-cell office:value-type="float" office:value="262" calcext:value-type="float">
            <text:p>262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262" calcext:value-type="float">
            <text:p>26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antidad de Hard Page Faul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idad de señales recibida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bios de contexto voluntarios</text:p>
          </table:table-cell>
          <table:table-cell table:number-columns-repeated="6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mbios de contexto involuntarios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3" table:number-rows-spanned="1">
            <text:p>Nota: las unidades de tiempo están expresadas en microsegundos</text:p>
          </table:table-cell>
          <table:covered-table-cell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6:09:48.6523885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02:03:19.420280083</meta:creation-date>
    <dc:date>2016-11-06T18:09:48.882403959</dc:date>
    <meta:editing-duration>PT19M38S</meta:editing-duration>
    <meta:editing-cycles>6</meta:editing-cycles>
    <meta:generator>LibreOffice/4.4.3.2$Linux_X86_64 LibreOffice_project/40m0$Build-2</meta:generator>
    <meta:document-statistic meta:table-count="1" meta:cell-count="87" meta:object-count="0"/>
  </office:meta>
</office:document-meta>
</file>